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6375" table:default-cell-style-name="ce13"/>
        <table:table-row table:style-name="ro1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SIGNAL TYPE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DIRECTION (IAW STM32)</text:p>
          </table:table-cell>
          <table:table-cell table:style-name="ce2" office:value-type="string" calcext:value-type="string">
            <text:p>STM32 RESOURCE</text:p>
          </table:table-cell>
          <table:table-cell table:style-name="ce2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PF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PF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PF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PF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PF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OSCILLATOR 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22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MOSI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2_MISO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6" office:value-type="string" calcext:value-type="string">
            <text:p>PC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PA0-WKUP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CAL-ADC_AMUX2_MCU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ADC1_IN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1_MCU_AMUX1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2_MCU_AMUX3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2</text:p>
          </table:table-cell>
          <table:table-cell table:style-name="ce2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PA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7" office:value-type="string" calcext:value-type="string">
            <text:p>PC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7" office:value-type="string" calcext:value-type="string">
            <text:p>PC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6" office:value-type="string" calcext:value-type="string">
            <text:p>PG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AMP-PD_MCU_AMP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7" office:value-type="string" calcext:value-type="string">
            <text:p>PE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6" office:value-type="string" calcext:value-type="string">
            <text:p>PE1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6" office:value-type="string" calcext:value-type="string">
            <text:p>PE1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100M-EN_MCU_100M-OSC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16" office:value-type="string" calcext:value-type="string">
            <text:p>PE1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W-SEL_MCU_CLKMU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B1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SC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RST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D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Q-UD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6" office:value-type="string" calcext:value-type="string">
            <text:p>PD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W-CLK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16" office:value-type="string" calcext:value-type="string">
            <text:p>PG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16" office:value-type="string" calcext:value-type="string">
            <text:p>PG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M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CK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DI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office:value-type="string" calcext:value-type="string">
            <text:p>PD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0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office:value-type="string" calcext:value-type="string">
            <text:p>PD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1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2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3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4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5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6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7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JTAG_TDO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6" office:value-type="string" calcext:value-type="string">
            <text:p>PB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CL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I2C1_SC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6" office:value-type="string" calcext:value-type="string">
            <text:p>PB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DA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I2C1_SDA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1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2" table:default-cell-style-name="ce8"/>
        <table:table-column table:style-name="co13" table:default-cell-style-name="ce10"/>
        <table:table-column table:style-name="co9" table:default-cell-style-name="ce11"/>
        <table:table-row table:style-name="ro1">
          <table:table-cell table:style-name="ce33" office:value-type="string" calcext:value-type="string">
            <text:p>PIN NUMBER</text:p>
          </table:table-cell>
          <table:table-cell table:style-name="ce33" office:value-type="string" calcext:value-type="string">
            <text:p>PIN NAME</text:p>
          </table:table-cell>
          <table:table-cell table:style-name="ce33" office:value-type="string" calcext:value-type="string">
            <text:p>PIN TYPE</text:p>
          </table:table-cell>
          <table:table-cell table:style-name="ce33" office:value-type="string" calcext:value-type="string">
            <text:p>SIGNAL NAME</text:p>
          </table:table-cell>
          <table:table-cell table:style-name="ce33" office:value-type="string" calcext:value-type="string">
            <text:p>SIGNAL TYPE</text:p>
          </table:table-cell>
          <table:table-cell table:style-name="ce33" office:value-type="string" calcext:value-type="string">
            <text:p>VOLTAGE</text:p>
          </table:table-cell>
          <table:table-cell table:style-name="ce33" office:value-type="string" calcext:value-type="string">
            <text:p>DIRECTION (IAW FPGA)</text:p>
          </table:table-cell>
          <table:table-cell table:style-name="ce33" office:value-type="string" calcext:value-type="string">
            <text:p>DIFFERNETIAL PAIR</text:p>
          </table:table-cell>
          <table:table-cell table:style-name="ce33" office:value-type="string" calcext:value-type="string">
            <text:p>FPGA BANK</text:p>
          </table:table-cell>
          <table:table-cell table:style-name="ce33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11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OB_6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9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IOB_9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OB_8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2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11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IOB_1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29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3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IOB_2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IOB_31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4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IOB_29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2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IOB_25b_G3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IOB_2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T_36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IOB_3b_G6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IOB_5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3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IOB_0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5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IOB_2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1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IOB_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0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23:24:33.502087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1-29T23:59:02.970767991</dc:date>
    <meta:editing-duration>PT11H8M51S</meta:editing-duration>
    <meta:editing-cycles>131</meta:editing-cycles>
    <meta:generator>LibreOffice/24.2.6.2$Linux_X86_64 LibreOffice_project/420$Build-2</meta:generator>
    <meta:document-statistic meta:table-count="2" meta:cell-count="1364" meta:object-count="0"/>
  </office:meta>
</office:document-meta>
</file>